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5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style:text-underline-style="solid" style:text-underline-width="auto" style:text-underline-color="font-color" style:font-size-asian="28pt" style:font-size-complex="2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28pt" style:font-size-asian="28pt" style:font-size-complex="2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Tabelle1" table:style-name="ta1">
        <table:table-column table:style-name="co1" table:default-cell-style-name="Default"/>
        <table:table-column table:style-name="co2" table:number-columns-repeated="6" table:default-cell-style-name="ce1"/>
        <table:table-row table:style-name="ro1">
          <table:table-cell/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percentage" office:value="0.566" calcext:value-type="percentage">
            <text:p>56,60 %</text:p>
          </table:table-cell>
          <table:table-cell office:value-type="percentage" office:value="0.589" calcext:value-type="percentage">
            <text:p>58,90 %</text:p>
          </table:table-cell>
          <table:table-cell office:value-type="percentage" office:value="0.544" calcext:value-type="percentage">
            <text:p>54,40 %</text:p>
          </table:table-cell>
          <table:table-cell office:value-type="percentage" office:value="0.554" calcext:value-type="percentage">
            <text:p>55,40 %</text:p>
          </table:table-cell>
          <table:table-cell office:value-type="percentage" office:value="0.625" calcext:value-type="percentage">
            <text:p>62,50 %</text:p>
          </table:table-cell>
          <table:table-cell office:value-type="percentage" office:value="0.698" calcext:value-type="percentage">
            <text:p>69,80 %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percentage" office:value="0.596" calcext:value-type="percentage">
            <text:p>59,60 %</text:p>
          </table:table-cell>
          <table:table-cell office:value-type="percentage" office:value="0.571" calcext:value-type="percentage">
            <text:p>57,1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491" calcext:value-type="percentage">
            <text:p>49,10 %</text:p>
          </table:table-cell>
          <table:table-cell office:value-type="percentage" office:value="0.512" calcext:value-type="percentage">
            <text:p>51,20 %</text:p>
          </table:table-cell>
          <table:table-cell office:value-type="percentage" office:value="0.57" calcext:value-type="percentage">
            <text:p>57,00 %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percentage" office:value="0.425" calcext:value-type="percentage">
            <text:p>42,50 %</text:p>
          </table:table-cell>
          <table:table-cell office:value-type="percentage" office:value="0.376" calcext:value-type="percentage">
            <text:p>37,60 %</text:p>
          </table:table-cell>
          <table:table-cell office:value-type="percentage" office:value="0.374" calcext:value-type="percentage">
            <text:p>37,40 %</text:p>
          </table:table-cell>
          <table:table-cell office:value-type="percentage" office:value="0.363" calcext:value-type="percentage">
            <text:p>36,30 %</text:p>
          </table:table-cell>
          <table:table-cell office:value-type="percentage" office:value="0.397" calcext:value-type="percentage">
            <text:p>39,70 %</text:p>
          </table:table-cell>
          <table:table-cell office:value-type="percentage" office:value="0.453" calcext:value-type="percentage">
            <text:p>45,30 %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percentage" office:value="0.219" calcext:value-type="percentage">
            <text:p>21,90 %</text:p>
          </table:table-cell>
          <table:table-cell office:value-type="percentage" office:value="0.234" calcext:value-type="percentage">
            <text:p>23,40 %</text:p>
          </table:table-cell>
          <table:table-cell office:value-type="percentage" office:value="0.238" calcext:value-type="percentage">
            <text:p>23,80 %</text:p>
          </table:table-cell>
          <table:table-cell office:value-type="percentage" office:value="0.249" calcext:value-type="percentage">
            <text:p>24,90 %</text:p>
          </table:table-cell>
          <table:table-cell office:value-type="percentage" office:value="0.32" calcext:value-type="percentage">
            <text:p>32,00 %</text:p>
          </table:table-cell>
          <table:table-cell office:value-type="percentage" office:value="0.388" calcext:value-type="percentage">
            <text:p>38,80 %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percentage" office:value="0.447" calcext:value-type="percentage">
            <text:p>44,70 %</text:p>
          </table:table-cell>
          <table:table-cell office:value-type="percentage" office:value="0.376" calcext:value-type="percentage">
            <text:p>37,60 %</text:p>
          </table:table-cell>
          <table:table-cell office:value-type="percentage" office:value="0.316" calcext:value-type="percentage">
            <text:p>31,60 %</text:p>
          </table:table-cell>
          <table:table-cell office:value-type="percentage" office:value="0.309" calcext:value-type="percentage">
            <text:p>30,90 %</text:p>
          </table:table-cell>
          <table:table-cell office:value-type="percentage" office:value="0.341" calcext:value-type="percentage">
            <text:p>34,10 %</text:p>
          </table:table-cell>
          <table:table-cell office:value-type="percentage" office:value="0.344" calcext:value-type="percentage">
            <text:p>34,40 %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percentage" office:value="0.348" calcext:value-type="percentage">
            <text:p>34,80 %</text:p>
          </table:table-cell>
          <table:table-cell office:value-type="percentage" office:value="0.289" calcext:value-type="percentage">
            <text:p>28,90 %</text:p>
          </table:table-cell>
          <table:table-cell office:value-type="percentage" office:value="0.297" calcext:value-type="percentage">
            <text:p>29,70 %</text:p>
          </table:table-cell>
          <table:table-cell office:value-type="percentage" office:value="0.259" calcext:value-type="percentage">
            <text:p>25,90 %</text:p>
          </table:table-cell>
          <table:table-cell office:value-type="percentage" office:value="0.281" calcext:value-type="percentage">
            <text:p>28,10 %</text:p>
          </table:table-cell>
          <table:table-cell office:value-type="percentage" office:value="0.307" calcext:value-type="percentage">
            <text:p>30,70 %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percentage" office:value="0.276" calcext:value-type="percentage">
            <text:p>27,60 %</text:p>
          </table:table-cell>
          <table:table-cell office:value-type="percentage" office:value="0.211" calcext:value-type="percentage">
            <text:p>21,10 %</text:p>
          </table:table-cell>
          <table:table-cell office:value-type="percentage" office:value="0.206" calcext:value-type="percentage">
            <text:p>20,60 %</text:p>
          </table:table-cell>
          <table:table-cell office:value-type="percentage" office:value="0.194" calcext:value-type="percentage">
            <text:p>19,40 %</text:p>
          </table:table-cell>
          <table:table-cell office:value-type="percentage" office:value="0.223" calcext:value-type="percentage">
            <text:p>22,30 %</text:p>
          </table:table-cell>
          <table:table-cell office:value-type="percentage" office:value="0.254" calcext:value-type="percentage">
            <text:p>25,40 %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percentage" office:value="0.269" calcext:value-type="percentage">
            <text:p>26,90 %</text:p>
          </table:table-cell>
          <table:table-cell office:value-type="percentage" office:value="0.179" calcext:value-type="percentage">
            <text:p>17,90 %</text:p>
          </table:table-cell>
          <table:table-cell office:value-type="percentage" office:value="0.164" calcext:value-type="percentage">
            <text:p>16,40 %</text:p>
          </table:table-cell>
          <table:table-cell office:value-type="percentage" office:value="0.155" calcext:value-type="percentage">
            <text:p>15,50 %</text:p>
          </table:table-cell>
          <table:table-cell office:value-type="percentage" office:value="0.19" calcext:value-type="percentage">
            <text:p>19,00 %</text:p>
          </table:table-cell>
          <table:table-cell office:value-type="percentage" office:value="0.23" calcext:value-type="percentage">
            <text:p>23,00 %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percentage" office:value="0.104" calcext:value-type="percentage">
            <text:p>10,40 %</text:p>
          </table:table-cell>
          <table:table-cell office:value-type="percentage" office:value="0.099" calcext:value-type="percentage">
            <text:p>9,90 %</text:p>
          </table:table-cell>
          <table:table-cell office:value-type="percentage" office:value="0.08" calcext:value-type="percentage">
            <text:p>8,00 %</text:p>
          </table:table-cell>
          <table:table-cell office:value-type="percentage" office:value="0.089" calcext:value-type="percentage">
            <text:p>8,90 %</text:p>
          </table:table-cell>
          <table:table-cell office:value-type="percentage" office:value="0.091" calcext:value-type="percentage">
            <text:p>9,10 %</text:p>
          </table:table-cell>
          <table:table-cell office:value-type="percentage" office:value="0.101" calcext:value-type="percentage">
            <text:p>10,10 %</text:p>
          </table:table-cell>
        </table:table-row>
        <table:table-row table:style-name="ro1">
          <table:table-cell office:value-type="string" calcext:value-type="string">
            <text:p>Objective-C</text:p>
          </table:table-cell>
          <table:table-cell office:value-type="percentage" office:value="0.11" calcext:value-type="percentage">
            <text:p>11,00 %</text:p>
          </table:table-cell>
          <table:table-cell office:value-type="percentage" office:value="0.119" calcext:value-type="percentage">
            <text:p>11,90 %</text:p>
          </table:table-cell>
          <table:table-cell office:value-type="percentage" office:value="0.078" calcext:value-type="percentage">
            <text:p>7,80 %</text:p>
          </table:table-cell>
          <table:table-cell office:value-type="percentage" office:value="0.065" calcext:value-type="percentage">
            <text:p>6,50 %</text:p>
          </table:table-cell>
          <table:table-cell office:value-type="percentage" office:value="0.064" calcext:value-type="percentage">
            <text:p>6,40 %</text:p>
          </table:table-cell>
          <table:table-cell office:value-type="percentage" office:value="0.07" calcext:value-type="percentage">
            <text:p>7,00 %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 table:number-rows-repeated="6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1_2" table:style-name="ta1">
        <table:table-column table:style-name="co1" table:default-cell-style-name="Default"/>
        <table:table-column table:style-name="co2" table:number-columns-repeated="6" table:default-cell-style-name="ce1"/>
        <table:table-row table:style-name="ro1">
          <table:table-cell/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percentage" office:value="0.566" calcext:value-type="percentage">
            <text:p>56,60 %</text:p>
          </table:table-cell>
          <table:table-cell office:value-type="percentage" office:value="0.589" calcext:value-type="percentage">
            <text:p>58,90 %</text:p>
          </table:table-cell>
          <table:table-cell office:value-type="percentage" office:value="0.544" calcext:value-type="percentage">
            <text:p>54,40 %</text:p>
          </table:table-cell>
          <table:table-cell office:value-type="percentage" office:value="0.554" calcext:value-type="percentage">
            <text:p>55,40 %</text:p>
          </table:table-cell>
          <table:table-cell office:value-type="percentage" office:value="0.625" calcext:value-type="percentage">
            <text:p>62,50 %</text:p>
          </table:table-cell>
          <table:table-cell office:value-type="percentage" office:value="0.698" calcext:value-type="percentage">
            <text:p>69,80 %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table:number-columns-repeated="5"/>
          <table:table-cell office:value-type="percentage" office:value="0.685" calcext:value-type="percentage">
            <text:p>68,50 %</text:p>
          </table:table-cell>
        </table:table-row>
        <table:table-row table:style-name="ro1">
          <table:table-cell office:value-type="string" calcext:value-type="string">
            <text:p>CSS</text:p>
          </table:table-cell>
          <table:table-cell table:number-columns-repeated="5"/>
          <table:table-cell office:value-type="percentage" office:value="0.651" calcext:value-type="percentage">
            <text:p>65,10 %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percentage" office:value="0.596" calcext:value-type="percentage">
            <text:p>59,60 %</text:p>
          </table:table-cell>
          <table:table-cell office:value-type="percentage" office:value="0.571" calcext:value-type="percentage">
            <text:p>57,1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491" calcext:value-type="percentage">
            <text:p>49,10 %</text:p>
          </table:table-cell>
          <table:table-cell office:value-type="percentage" office:value="0.512" calcext:value-type="percentage">
            <text:p>51,20 %</text:p>
          </table:table-cell>
          <table:table-cell office:value-type="percentage" office:value="0.57" calcext:value-type="percentage">
            <text:p>57,00 %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percentage" office:value="0.425" calcext:value-type="percentage">
            <text:p>42,50 %</text:p>
          </table:table-cell>
          <table:table-cell office:value-type="percentage" office:value="0.376" calcext:value-type="percentage">
            <text:p>37,60 %</text:p>
          </table:table-cell>
          <table:table-cell office:value-type="percentage" office:value="0.374" calcext:value-type="percentage">
            <text:p>37,40 %</text:p>
          </table:table-cell>
          <table:table-cell office:value-type="percentage" office:value="0.363" calcext:value-type="percentage">
            <text:p>36,30 %</text:p>
          </table:table-cell>
          <table:table-cell office:value-type="percentage" office:value="0.397" calcext:value-type="percentage">
            <text:p>39,70 %</text:p>
          </table:table-cell>
          <table:table-cell office:value-type="percentage" office:value="0.453" calcext:value-type="percentage">
            <text:p>45,30 %</text:p>
          </table:table-cell>
        </table:table-row>
        <table:table-row table:style-name="ro1">
          <table:table-cell office:value-type="string" calcext:value-type="string">
            <text:p>Bash/Shell</text:p>
          </table:table-cell>
          <table:table-cell table:number-columns-repeated="5"/>
          <table:table-cell office:value-type="percentage" office:value="0.398" calcext:value-type="percentage">
            <text:p>39,80 %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percentage" office:value="0.219" calcext:value-type="percentage">
            <text:p>21,90 %</text:p>
          </table:table-cell>
          <table:table-cell office:value-type="percentage" office:value="0.234" calcext:value-type="percentage">
            <text:p>23,40 %</text:p>
          </table:table-cell>
          <table:table-cell office:value-type="percentage" office:value="0.238" calcext:value-type="percentage">
            <text:p>23,80 %</text:p>
          </table:table-cell>
          <table:table-cell office:value-type="percentage" office:value="0.249" calcext:value-type="percentage">
            <text:p>24,90 %</text:p>
          </table:table-cell>
          <table:table-cell office:value-type="percentage" office:value="0.32" calcext:value-type="percentage">
            <text:p>32,00 %</text:p>
          </table:table-cell>
          <table:table-cell office:value-type="percentage" office:value="0.388" calcext:value-type="percentage">
            <text:p>38,80 %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percentage" office:value="0.447" calcext:value-type="percentage">
            <text:p>44,70 %</text:p>
          </table:table-cell>
          <table:table-cell office:value-type="percentage" office:value="0.376" calcext:value-type="percentage">
            <text:p>37,60 %</text:p>
          </table:table-cell>
          <table:table-cell office:value-type="percentage" office:value="0.316" calcext:value-type="percentage">
            <text:p>31,60 %</text:p>
          </table:table-cell>
          <table:table-cell office:value-type="percentage" office:value="0.309" calcext:value-type="percentage">
            <text:p>30,90 %</text:p>
          </table:table-cell>
          <table:table-cell office:value-type="percentage" office:value="0.341" calcext:value-type="percentage">
            <text:p>34,10 %</text:p>
          </table:table-cell>
          <table:table-cell office:value-type="percentage" office:value="0.344" calcext:value-type="percentage">
            <text:p>34,40 %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percentage" office:value="0.348" calcext:value-type="percentage">
            <text:p>34,80 %</text:p>
          </table:table-cell>
          <table:table-cell office:value-type="percentage" office:value="0.289" calcext:value-type="percentage">
            <text:p>28,90 %</text:p>
          </table:table-cell>
          <table:table-cell office:value-type="percentage" office:value="0.297" calcext:value-type="percentage">
            <text:p>29,70 %</text:p>
          </table:table-cell>
          <table:table-cell office:value-type="percentage" office:value="0.259" calcext:value-type="percentage">
            <text:p>25,90 %</text:p>
          </table:table-cell>
          <table:table-cell office:value-type="percentage" office:value="0.281" calcext:value-type="percentage">
            <text:p>28,10 %</text:p>
          </table:table-cell>
          <table:table-cell office:value-type="percentage" office:value="0.307" calcext:value-type="percentage">
            <text:p>30,70 %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percentage" office:value="0.276" calcext:value-type="percentage">
            <text:p>27,60 %</text:p>
          </table:table-cell>
          <table:table-cell office:value-type="percentage" office:value="0.211" calcext:value-type="percentage">
            <text:p>21,10 %</text:p>
          </table:table-cell>
          <table:table-cell office:value-type="percentage" office:value="0.206" calcext:value-type="percentage">
            <text:p>20,60 %</text:p>
          </table:table-cell>
          <table:table-cell office:value-type="percentage" office:value="0.194" calcext:value-type="percentage">
            <text:p>19,40 %</text:p>
          </table:table-cell>
          <table:table-cell office:value-type="percentage" office:value="0.223" calcext:value-type="percentage">
            <text:p>22,30 %</text:p>
          </table:table-cell>
          <table:table-cell office:value-type="percentage" office:value="0.254" calcext:value-type="percentage">
            <text:p>25,40 %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percentage" office:value="0.269" calcext:value-type="percentage">
            <text:p>26,90 %</text:p>
          </table:table-cell>
          <table:table-cell office:value-type="percentage" office:value="0.179" calcext:value-type="percentage">
            <text:p>17,90 %</text:p>
          </table:table-cell>
          <table:table-cell office:value-type="percentage" office:value="0.164" calcext:value-type="percentage">
            <text:p>16,40 %</text:p>
          </table:table-cell>
          <table:table-cell office:value-type="percentage" office:value="0.155" calcext:value-type="percentage">
            <text:p>15,50 %</text:p>
          </table:table-cell>
          <table:table-cell office:value-type="percentage" office:value="0.19" calcext:value-type="percentage">
            <text:p>19,00 %</text:p>
          </table:table-cell>
          <table:table-cell office:value-type="percentage" office:value="0.23" calcext:value-type="percentage">
            <text:p>23,00 %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table:number-columns-repeated="4"/>
          <table:table-cell office:value-type="percentage" office:value="0.095" calcext:value-type="percentage">
            <text:p>9,50 %</text:p>
          </table:table-cell>
          <table:table-cell office:value-type="percentage" office:value="0.174" calcext:value-type="percentage">
            <text:p>17,40 %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percentage" office:value="0.104" calcext:value-type="percentage">
            <text:p>10,40 %</text:p>
          </table:table-cell>
          <table:table-cell office:value-type="percentage" office:value="0.099" calcext:value-type="percentage">
            <text:p>9,90 %</text:p>
          </table:table-cell>
          <table:table-cell office:value-type="percentage" office:value="0.08" calcext:value-type="percentage">
            <text:p>8,00 %</text:p>
          </table:table-cell>
          <table:table-cell office:value-type="percentage" office:value="0.089" calcext:value-type="percentage">
            <text:p>8,90 %</text:p>
          </table:table-cell>
          <table:table-cell office:value-type="percentage" office:value="0.091" calcext:value-type="percentage">
            <text:p>9,10 %</text:p>
          </table:table-cell>
          <table:table-cell office:value-type="percentage" office:value="0.101" calcext:value-type="percentage">
            <text:p>10,10 %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4"/>
          <table:table-cell office:value-type="percentage" office:value="0.065" calcext:value-type="percentage">
            <text:p>6,50 %</text:p>
          </table:table-cell>
          <table:table-cell office:value-type="percentage" office:value="0.081" calcext:value-type="percentage">
            <text:p>8,10 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4"/>
          <table:table-cell office:value-type="percentage" office:value="0.05" calcext:value-type="percentage">
            <text:p>5,00 %</text:p>
          </table:table-cell>
          <table:table-cell office:value-type="percentage" office:value="0.074" calcext:value-type="percentage">
            <text:p>7,40 %</text:p>
          </table:table-cell>
        </table:table-row>
        <table:table-row table:style-name="ro1">
          <table:table-cell office:value-type="string" calcext:value-type="string">
            <text:p>Objective-C</text:p>
          </table:table-cell>
          <table:table-cell office:value-type="percentage" office:value="0.11" calcext:value-type="percentage">
            <text:p>11,00 %</text:p>
          </table:table-cell>
          <table:table-cell office:value-type="percentage" office:value="0.119" calcext:value-type="percentage">
            <text:p>11,90 %</text:p>
          </table:table-cell>
          <table:table-cell office:value-type="percentage" office:value="0.078" calcext:value-type="percentage">
            <text:p>7,80 %</text:p>
          </table:table-cell>
          <table:table-cell office:value-type="percentage" office:value="0.065" calcext:value-type="percentage">
            <text:p>6,50 %</text:p>
          </table:table-cell>
          <table:table-cell office:value-type="percentage" office:value="0.064" calcext:value-type="percentage">
            <text:p>6,40 %</text:p>
          </table:table-cell>
          <table:table-cell office:value-type="percentage" office:value="0.07" calcext:value-type="percentage">
            <text:p>7,00 %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 table:number-rows-repeated="6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2" table:style-name="ta1">
        <table:shapes>
          <draw:frame draw:z-index="0" draw:style-name="gr1" draw:text-style-name="P1" svg:width="269.51mm" svg:height="151.59mm" svg:x="0mm" svg:y="18.4mm">
            <draw:object draw:notify-on-update-of-ranges="Tabelle1.A1:Tabelle1.A1 Tabelle1.B1:Tabelle1.G1 Tabelle1.A2:Tabelle1.A2 Tabelle1.B2:Tabelle1.G2 Tabelle1.A3:Tabelle1.A3 Tabelle1.B3:Tabelle1.G3 Tabelle1.A4:Tabelle1.A4 Tabelle1.B4:Tabelle1.G4 Tabelle1.A5:Tabelle1.A5 Tabelle1.B5:Tabelle1.G5 Tabelle1.A6:Tabelle1.A6 Tabelle1.B6:Tabelle1.G6 Tabelle1.A7:Tabelle1.A7 Tabelle1.B7:Tabelle1.G7 Tabelle1.A8:Tabelle1.A8 Tabelle1.B8:Tabelle1.G8 Tabelle1.A9:Tabelle1.A9 Tabelle1.B9:Tabelle1.G9 Tabelle1.A10:Tabelle1.A10 Tabelle1.B10:Tabelle1.G10 Tabelle1.A11:Tabelle1.A11 Tabelle1.B11:Tabelle1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994" table:default-cell-style-name="Default"/>
        <table:table-row table:style-name="ro1">
          <table:table-cell/>
          <table:table-cell table:style-name="ce2" office:value-type="string" calcext:value-type="string" table:number-columns-spanned="20" table:number-rows-spanned="3">
            <text:p>Popularity of programming languages </text:p>
          </table:table-cell>
          <table:covered-table-cell table:style-name="ce3"/>
          <table:covered-table-cell table:number-columns-repeated="18"/>
          <table:table-cell table:number-columns-repeated="1003"/>
        </table:table-row>
        <table:table-row table:style-name="ro1">
          <table:table-cell/>
          <table:covered-table-cell table:number-columns-repeated="20"/>
          <table:table-cell table:style-name="ce4" office:value-type="string" calcext:value-type="string" table:number-columns-spanned="9" table:number-rows-spanned="2">
            <text:p> Survey of stackoverflow.com</text:p>
            <text:p> (about 20.000 to 40.000 developer asked)</text:p>
          </table:table-cell>
          <table:covered-table-cell table:number-columns-repeated="8"/>
          <table:table-cell table:number-columns-repeated="994"/>
        </table:table-row>
        <table:table-row table:style-name="ro1">
          <table:table-cell/>
          <table:covered-table-cell table:number-columns-repeated="29"/>
          <table:table-cell table:number-columns-repeated="994"/>
        </table:table-row>
      </table:table>
      <table:named-expressions/>
      <table:database-ranges>
        <table:database-range table:name="__Anonymous_Sheet_DB__0" table:target-range-address="Tabelle1.A2:Tabelle1.AMJ1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Tabelle1_2.A2:Tabelle1_2.AMJ1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L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6:13:10.749000000</meta:creation-date>
    <dc:date>2018-05-13T17:15:05.262000000</dc:date>
    <meta:editing-duration>PT9M47S</meta:editing-duration>
    <meta:editing-cycles>6</meta:editing-cycles>
    <meta:generator>LibreOffice/6.0.3.2$Windows_X86_64 LibreOffice_project/8f48d515416608e3a835360314dac7e47fd0b821</meta:generator>
    <meta:document-statistic meta:table-count="3" meta:cell-count="16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952cm" svg:height="15.16cm" xlink:href=".." xlink:type="simple" chart:class="chart:line" chart:style-name="ch1">
        <chart:legend chart:legend-position="end" svg:x="23.809cm" svg:y="5.04cm" style:legend-expansion="high" chart:style-name="ch2"/>
        <chart:plot-area chart:style-name="ch3" table:cell-range-address="Tabelle1.A1:Tabelle1.G11" chart:data-source-has-labels="both" svg:x="0.539cm" svg:y="0.303cm" svg:width="22.731cm" svg:height="14.554cm">
          <chartooo:coordinate-region svg:x="2.06cm" svg:y="0.502cm" svg:width="20.838cm" svg:height="13.708cm"/>
          <chart:axis chart:dimension="x" chart:name="primary-x" chart:style-name="ch4" chartooo:axis-type="auto">
            <chartooo:date-scale/>
            <chart:categories table:cell-range-address="Tabelle1.B1:Tabelle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G2" chart:label-cell-address="Tabelle1.A2:Tabelle1.A2" chart:class="chart:line">
            <chart:data-point chart:repeated="6"/>
          </chart:series>
          <chart:series chart:style-name="ch8" chart:values-cell-range-address="Tabelle1.B3:Tabelle1.G3" chart:label-cell-address="Tabelle1.A3:Tabelle1.A3" chart:class="chart:line">
            <chart:data-point chart:repeated="6"/>
          </chart:series>
          <chart:series chart:style-name="ch9" chart:values-cell-range-address="Tabelle1.B4:Tabelle1.G4" chart:label-cell-address="Tabelle1.A4:Tabelle1.A4" chart:class="chart:line">
            <chart:data-point chart:repeated="6"/>
          </chart:series>
          <chart:series chart:style-name="ch10" chart:values-cell-range-address="Tabelle1.B5:Tabelle1.G5" chart:label-cell-address="Tabelle1.A5:Tabelle1.A5" chart:class="chart:line">
            <chart:data-point chart:repeated="6"/>
          </chart:series>
          <chart:series chart:style-name="ch11" chart:values-cell-range-address="Tabelle1.B6:Tabelle1.G6" chart:label-cell-address="Tabelle1.A6:Tabelle1.A6" chart:class="chart:line">
            <chart:data-point chart:repeated="6"/>
          </chart:series>
          <chart:series chart:style-name="ch12" chart:values-cell-range-address="Tabelle1.B7:Tabelle1.G7" chart:label-cell-address="Tabelle1.A7:Tabelle1.A7" chart:class="chart:line">
            <chart:data-point chart:repeated="6"/>
          </chart:series>
          <chart:series chart:style-name="ch13" chart:values-cell-range-address="Tabelle1.B8:Tabelle1.G8" chart:label-cell-address="Tabelle1.A8:Tabelle1.A8" chart:class="chart:line">
            <chart:data-point chart:repeated="6"/>
          </chart:series>
          <chart:series chart:style-name="ch14" chart:values-cell-range-address="Tabelle1.B9:Tabelle1.G9" chart:label-cell-address="Tabelle1.A9:Tabelle1.A9" chart:class="chart:line">
            <chart:data-point chart:repeated="6"/>
          </chart:series>
          <chart:series chart:style-name="ch15" chart:values-cell-range-address="Tabelle1.B10:Tabelle1.G10" chart:label-cell-address="Tabelle1.A10:Tabelle1.A10" chart:class="chart:line">
            <chart:data-point chart:repeated="6"/>
          </chart:series>
          <chart:series chart:style-name="ch16" chart:values-cell-range-address="Tabelle1.B11:Tabelle1.G11" chart:label-cell-address="Tabelle1.A11:Tabelle1.A11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013">
                <text:p>2013</text:p>
                <draw:g>
                  <svg:desc>Tabelle1.B1:Tabelle1.G1</svg:desc>
                </draw:g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</table:table-row>
          </table:table-header-rows>
          <table:table-rows>
            <table:table-row>
              <table:table-cell office:value-type="string">
                <text:p>JavaScript</text:p>
                <draw:g>
                  <svg:desc>Tabelle1.A2:Tabelle1.A2</svg:desc>
                </draw:g>
              </table:table-cell>
              <table:table-cell office:value-type="float" office:value="0.566">
                <text:p>0.566</text:p>
                <draw:g>
                  <svg:desc>Tabelle1.B2:Tabelle1.G2</svg:desc>
                </draw:g>
              </table:table-cell>
              <table:table-cell office:value-type="float" office:value="0.589">
                <text:p>0.589</text:p>
              </table:table-cell>
              <table:table-cell office:value-type="float" office:value="0.544">
                <text:p>0.544</text:p>
              </table:table-cell>
              <table:table-cell office:value-type="float" office:value="0.554">
                <text:p>0.554</text:p>
              </table:table-cell>
              <table:table-cell office:value-type="float" office:value="0.625">
                <text:p>0.625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SQL</text:p>
                <draw:g>
                  <svg:desc>Tabelle1.A3:Tabelle1.A3</svg:desc>
                </draw:g>
              </table:table-cell>
              <table:table-cell office:value-type="float" office:value="0.596">
                <text:p>0.596</text:p>
                <draw:g>
                  <svg:desc>Tabelle1.B3:Tabelle1.G3</svg:desc>
                </draw:g>
              </table:table-cell>
              <table:table-cell office:value-type="float" office:value="0.571">
                <text:p>0.571</text:p>
              </table:table-cell>
              <table:table-cell office:value-type="float" office:value="0.48">
                <text:p>0.48</text:p>
              </table:table-cell>
              <table:table-cell office:value-type="float" office:value="0.491">
                <text:p>0.491</text:p>
              </table:table-cell>
              <table:table-cell office:value-type="float" office:value="0.512">
                <text:p>0.51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Java</text:p>
                <draw:g>
                  <svg:desc>Tabelle1.A4:Tabelle1.A4</svg:desc>
                </draw:g>
              </table:table-cell>
              <table:table-cell office:value-type="float" office:value="0.425">
                <text:p>0.425</text:p>
                <draw:g>
                  <svg:desc>Tabelle1.B4:Tabelle1.G4</svg:desc>
                </draw:g>
              </table:table-cell>
              <table:table-cell office:value-type="float" office:value="0.376">
                <text:p>0.376</text:p>
              </table:table-cell>
              <table:table-cell office:value-type="float" office:value="0.374">
                <text:p>0.374</text:p>
              </table:table-cell>
              <table:table-cell office:value-type="float" office:value="0.363">
                <text:p>0.363</text:p>
              </table:table-cell>
              <table:table-cell office:value-type="float" office:value="0.397">
                <text:p>0.397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Python</text:p>
                <draw:g>
                  <svg:desc>Tabelle1.A5:Tabelle1.A5</svg:desc>
                </draw:g>
              </table:table-cell>
              <table:table-cell office:value-type="float" office:value="0.219">
                <text:p>0.219</text:p>
                <draw:g>
                  <svg:desc>Tabelle1.B5:Tabelle1.G5</svg:desc>
                </draw:g>
              </table:table-cell>
              <table:table-cell office:value-type="float" office:value="0.234">
                <text:p>0.234</text:p>
              </table:table-cell>
              <table:table-cell office:value-type="float" office:value="0.238">
                <text:p>0.238</text:p>
              </table:table-cell>
              <table:table-cell office:value-type="float" office:value="0.249">
                <text:p>0.249</text:p>
              </table:table-cell>
              <table:table-cell office:value-type="float" office:value="0.32">
                <text:p>0.32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C#</text:p>
                <draw:g>
                  <svg:desc>Tabelle1.A6:Tabelle1.A6</svg:desc>
                </draw:g>
              </table:table-cell>
              <table:table-cell office:value-type="float" office:value="0.447">
                <text:p>0.447</text:p>
                <draw:g>
                  <svg:desc>Tabelle1.B6:Tabelle1.G6</svg:desc>
                </draw:g>
              </table:table-cell>
              <table:table-cell office:value-type="float" office:value="0.376">
                <text:p>0.376</text:p>
              </table:table-cell>
              <table:table-cell office:value-type="float" office:value="0.316">
                <text:p>0.316</text:p>
              </table:table-cell>
              <table:table-cell office:value-type="float" office:value="0.309">
                <text:p>0.309</text:p>
              </table:table-cell>
              <table:table-cell office:value-type="float" office:value="0.341">
                <text:p>0.341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PHP</text:p>
                <draw:g>
                  <svg:desc>Tabelle1.A7:Tabelle1.A7</svg:desc>
                </draw:g>
              </table:table-cell>
              <table:table-cell office:value-type="float" office:value="0.348">
                <text:p>0.348</text:p>
                <draw:g>
                  <svg:desc>Tabelle1.B7:Tabelle1.G7</svg:desc>
                </draw:g>
              </table:table-cell>
              <table:table-cell office:value-type="float" office:value="0.289">
                <text:p>0.289</text:p>
              </table:table-cell>
              <table:table-cell office:value-type="float" office:value="0.297">
                <text:p>0.297</text:p>
              </table:table-cell>
              <table:table-cell office:value-type="float" office:value="0.259">
                <text:p>0.259</text:p>
              </table:table-cell>
              <table:table-cell office:value-type="float" office:value="0.281">
                <text:p>0.281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C++</text:p>
                <draw:g>
                  <svg:desc>Tabelle1.A8:Tabelle1.A8</svg:desc>
                </draw:g>
              </table:table-cell>
              <table:table-cell office:value-type="float" office:value="0.276">
                <text:p>0.276</text:p>
                <draw:g>
                  <svg:desc>Tabelle1.B8:Tabelle1.G8</svg:desc>
                </draw:g>
              </table:table-cell>
              <table:table-cell office:value-type="float" office:value="0.211">
                <text:p>0.211</text:p>
              </table:table-cell>
              <table:table-cell office:value-type="float" office:value="0.206">
                <text:p>0.206</text:p>
              </table:table-cell>
              <table:table-cell office:value-type="float" office:value="0.194">
                <text:p>0.194</text:p>
              </table:table-cell>
              <table:table-cell office:value-type="float" office:value="0.223">
                <text:p>0.223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C</text:p>
                <draw:g>
                  <svg:desc>Tabelle1.A9:Tabelle1.A9</svg:desc>
                </draw:g>
              </table:table-cell>
              <table:table-cell office:value-type="float" office:value="0.269">
                <text:p>0.269</text:p>
                <draw:g>
                  <svg:desc>Tabelle1.B9:Tabelle1.G9</svg:desc>
                </draw:g>
              </table:table-cell>
              <table:table-cell office:value-type="float" office:value="0.179">
                <text:p>0.179</text:p>
              </table:table-cell>
              <table:table-cell office:value-type="float" office:value="0.164">
                <text:p>0.164</text:p>
              </table:table-cell>
              <table:table-cell office:value-type="float" office:value="0.155">
                <text:p>0.155</text:p>
              </table:table-cell>
              <table:table-cell office:value-type="float" office:value="0.19">
                <text:p>0.1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uby</text:p>
                <draw:g>
                  <svg:desc>Tabelle1.A10:Tabelle1.A10</svg:desc>
                </draw:g>
              </table:table-cell>
              <table:table-cell office:value-type="float" office:value="0.104">
                <text:p>0.104</text:p>
                <draw:g>
                  <svg:desc>Tabelle1.B10:Tabelle1.G10</svg:desc>
                </draw:g>
              </table:table-cell>
              <table:table-cell office:value-type="float" office:value="0.099">
                <text:p>0.099</text:p>
              </table:table-cell>
              <table:table-cell office:value-type="float" office:value="0.08">
                <text:p>0.08</text:p>
              </table:table-cell>
              <table:table-cell office:value-type="float" office:value="0.089">
                <text:p>0.089</text:p>
              </table:table-cell>
              <table:table-cell office:value-type="float" office:value="0.091">
                <text:p>0.09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Objective-C</text:p>
                <draw:g>
                  <svg:desc>Tabelle1.A11:Tabelle1.A11</svg:desc>
                </draw:g>
              </table:table-cell>
              <table:table-cell office:value-type="float" office:value="0.11">
                <text:p>0.11</text:p>
                <draw:g>
                  <svg:desc>Tabelle1.B11:Tabelle1.G11</svg:desc>
                </draw:g>
              </table:table-cell>
              <table:table-cell office:value-type="float" office:value="0.119">
                <text:p>0.119</text:p>
              </table:table-cell>
              <table:table-cell office:value-type="float" office:value="0.078">
                <text:p>0.078</text:p>
              </table:table-cell>
              <table:table-cell office:value-type="float" office:value="0.065">
                <text:p>0.065</text:p>
              </table:table-cell>
              <table:table-cell office:value-type="float" office:value="0.064">
                <text:p>0.064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